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 style:family="paragraph" style:parent-style-name="Standard">
      <style:paragraph-properties fo:line-height="150%"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50%"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50%" fo:text-align="center" style:justify-single-word="false"/>
      <style:text-properties fo:color="#8ddaf8" style:font-name="Consolas" fo:font-size="10pt" fo:font-style="italic" style:text-underline-style="solid" style:text-underline-width="auto" style:text-underline-color="font-color" fo:font-weight="bold" fo:background-color="#373737" style:font-name-asian="Consolas" style:font-size-asian="10pt" style:font-style-asian="italic" style:font-weight-asian="bold" style:font-name-complex="Consolas" style:font-size-complex="10pt" style:font-style-complex="italic" style:font-weight-complex="bold"/>
    </style:style>
    <style:style style:name="P5" style:family="paragraph" style:parent-style-name="Standard">
      <style:paragraph-properties fo:line-height="150%"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line-height="150%"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Begleitdokument für die Implementierung der RSA-Verschlüsselung in Kryptographie</text:p>
      <text:p text:style-name="P2"/>
      <text:p text:style-name="P3">Um die Implementierung des RSA-Algorithmus in Java zu realisieren, mussten wir uns zunächst einmal dessen allgemeine Funktionsweise, Besonderheiten und Mathematischen Grundlagen heraussuchen und verstehen. Hierzu haben wir zunächst einmal in die Folien der Vorlesung geschaut und eine Internet-Recherche durchgeführt. Die Verschlüsselung von RSA wird mit einem Schlüsselpaar durchgeführt, einem öffentlichen Schlüssel E und dem dazugehörigen privaten Schlüssel D. Dazu gehört dann noch N und am Wichtigsten Phi(N). N wird berechnet indem zwei zueinander teilerfremde Primzahlen P und Q angegeben und multipliziert werden. Phi(N) ergibt sich aus P-1 multipliziert mit Q-1. Phi(N) wird gebraucht, um den öffentlichen Schlüssel zu berechnen, was dadurch erfolgt, dass aus einem Zahlenbereich von 1 bis Phi(N) eine Zahl gesucht wird, die teilerfremd zu Phi(N) ist.</text:p>
      <text:p text:style-name="P3">Um eine Nachricht M zu verschlüsseln, werden die Buchstaben der Nachricht in eine numerische Repräsentation umgewandelt und die einzelnen Zahlen mit dem Exponenten E modulo N berechnet. Das Ergebnis ist eine Chiffre, die mit einem Alphabet, in der jedes Zeichen einer Zahl zugeordnet wird dargestellt werden kann.</text:p>
      <text:p text:style-name="P3">Um die Chiffre wieder zu entschlüsseln, werden jedoch die verschlüsselten Zahlenwerte benötigt, die mit dem Exponenten D, welcher das Multiplikativ Inverse von E modulo Phi(N) darstellt, modulo N berechnet werden. Das multiplikativ Inverse von E wird mit dem erweiterten euklidischen Algorithmus berechnet.<text:line-break/></text:p>
      <text:p text:style-name="P3">Nachdem der Algorithmus nun in der Theorie verstanden wurde, haben wir uns damit beschäftigt einige Beispiele im Zahlenraum von 1 bis 10000 durchzurechnen, um das Verständnis noch zu vertiefen. Dies war sehr hilfreich, um sich den Ablauf für spätere Programmimplementierungen <text:s/>Notizen zu machen. <text:line-break/>Zuerst haben wir versucht alle Methoden, die für die Implementierung gebraucht werden, komplett in Java zu implementieren, was aber teilweise sehr schwierig war. Außerdem sind die meisten Funktionen bereits in der Klasse BigInteger enthalten, die für den vorgegebenen Zahlenbereich 2^32 bis 2^64 nötig war, da die Standard-Datentypen nicht groß genug waren, um effektiv mit den Daten zu arbeiten. Dies war uns anfangs aber noch nicht bewusst, da wir zunächst mit kleineren Zahlenbereichen gearbeitet haben, um den Überblick in den Funktionen behalten zu können.</text:p>
      <text:p text:style-name="P3"><text:soft-page-break/>Als erstes haben wir eine Methode geschrieben, die den größten gemeinsamen Teiler von zwei eingegebenen Zahlen errechnet. Dies hat auch soweit geklappt</text:p>
      <text:p text:style-name="P1">Angriff:</text:p>
      <text:p text:style-name="P3">Für den Angriff auf RSA <text:s/>sollten wir uns die Fermat´sche Faktorisierung anschauen, die für einen Angriff lediglich N benötigt, um daraus die zueinander teilerfremden Primzahlen P und Q herauszufinden. Dies ermöglicht dann daraus Phi(N) sowie den öffentlichen Schlüssel E und den privaten Schlüssel D zu berechnen. Dies ermöglicht also die komplette Verschlüsselung zu knacken, solange N bekannt ist und die Faktorisierung erfolgreich.</text:p>
      <text:p text:style-name="P6"/>
      <text:p text:style-name="P7">Wann die Faktorisierung erfolgreich ist(Spezifikation 1.3):</text:p>
      <text:p text:style-name="P3"><text:s/>Die Chance, dass die Faktorisierung erfolgreich ist, hängt davon ab, aus welchen Primzahlen N besteht. Sollten diese in ihrer Form in etwa gleich sein, ist die Faktorisierung mit einer höheren Wahrscheinlichkeit schneller, als wenn die Zahlen sich sehr stark unterscheiden. Mitunter besteht die Möglichkeit, dass die Faktorisierung <text:s/>sehr lange braucht, wenn P und Q zu weit auseinander liegen. </text:p>
      <text:p text:style-name="P3"><text:line-break/>Ich habe mich zuerst einmal mit der grundsätzlichen Theorie der Faktorisierung von Fermat beschäftigt und einige Beispiele dazu angesehen. Die mathematischen Grundlagen hierzu waren recht einfach zu verstehen. Zuerst berechnet man die <text:s/>größte ganze Zahl derWurzel von <text:s/>N. Dies ist X. Für den weiteren gesuchten Wert Y berechnet man R, welches die Formel <text:s/>R = X^2 -N verwendet. Gesucht ist ein R, welches Quadratisch ist, also dessen Wurzel eine Natürliche positive Zahl ist. </text:p>
      <text:p text:style-name="P3">X wird pro Iteration der Faktorisierung um einen erhöht, bis R quadratisch ist. Geprüft wird dies mit einer weiteren Formel, nämlich 2X + 1. Diese gibt einen Wert aus, deren letzten 2 Ziffern verraten, ob R wirklich quadratisch ist.</text:p>
      <text:p text:style-name="P3">Eine gerade Zahl gefolgt auf eine 1,4 oder 9 oder eine ungerade Zahl gefolgt von einer 6, sowie 00 und 25 deuten auf eine quadratische Zahl hin. Um nun aus X und Y die gewünschten Werte P und Q zu erhalten kann die 3. Binomische Formel verwendet werden, die aufgelöst N = (X+Y) * (X – Y), wobei die Wurzel aus R = Y ist, lautet. Für P gilt daher P = X + Y und für Q gilt Q = X – Y. </text:p>
      <text:p text:style-name="P3">Um den Algorithmus zu implementieren, war zunächst nötig eine Quadratwurzelfunktion zu schreiben, da es keine offizielle Funktion in der Klasse BigInteger gab. Dies war eine große Herausforderung, da dies sehr lange nicht geklappt hat, oder sehr langsam berechnet hat. Ich habe mir dann einige Beispiele dazu angesehen und versucht zumindest damit erst einmal den Rest der Funktionen zu implementieren. Später stellte sich dann heraus, dass die sqrt()-Funktion aus Math <text:soft-page-break/>auch funktioniert, wenn man sich den Double-Value der jeweiligen Biginteger mit einer Funktion holt und deren Quadratwurzel berechnet. Da diese aber die Werte abrundet habe ich den Wert im Nachhinein um Eins erhöht um eine Iteration zu sparen, die zu keinem Ergebnis geführt hätte.</text:p>
      <text:p text:style-name="P3">Zuerst habe ich mit der sqrt()-Funktion <text:s/>X berechnet und daraus R. Da die Überprüfung mittels 2X + 1 im Programm recht aufwändig gewesen wäre, habe ich lediglich die Wurzel von R gezogen und geprüft, ob diese Quadriert wieder den ursprünglichen R-Wert erreicht, was nur möglich wäre, wenn die Wurzel aus R keine gerundeten Nachkommastellen besitzt, da sonst ein gerundeter Wert nicht mehr auf das ursprüngliche R zurückführen hätte können. Damit hatte ich also R geprüft und konnte aus der Wurzel von R und dem dazugehörigen X-Wert mein P und Q berechnen. Anschließend habe ich dann mit einer Methode zur Schlüssel-Generierung den öffentlichen Schlüssel E und den Privaten Schlüssel D errechnet und konnte somit unseren implementierten RSA-Algorithmus erfolgreich attackieren,.</text:p>
      <text:p text:style-name="P3"/>
      <text:p text:style-name="P1">Encoding</text:p>
      <text:p text:style-name="P3">Um die Verschlüsselung von RSA zu implementieren war es zunächst nötig, den eingegeben Text in eine numerische Repräsentation zu setzen. Hierzu habe ich zunächst einmal in der Methode formatMessagetoInt() ein <text:s/>Alphabet festgelegt, und jedes einzelne Zeichen mit dem Alphabet zu prüfen und die übereinstimmende Position als Repräsentation festzulegen. Diese Werte werden in ein zuvor erstelltes Array eingespeichert. Dies ermöglicht nun die Verschlüsselung durch die Methode encodeMessage() , in der der jeweilige Zahlwert mit dem Exponenten E modulo N berechnet und in ein Cipher-Array eingespeichert wird. <text:line-break/>Anschließend besteht die Möglichkeit dieses Cipher-Array in die Methode decodeMessage() zu setzen und dann mit dem nötigen Schlüssel die entschlüsselte numerische Repräsentation zu erhalten. Hierfür wird jeder einzelne Wert des Arrays mit dem Exponenten D modulo N berechnet und wieder in das Array gespeichert. </text:p>
      <text:p text:style-name="P3">Durch die Methode formatMessagetoString() kann die entschlüsselte Chiffre wieder in eine Textuelle Repräsentation gesetzt werden, indem jeder Wert des Chiffre-Arrays mit dem Alphabet-Array verglichen wird und an übereinstimmenden Stellen der jeweilige Buchstabe aus dem Alphabet in ein char-Array message gespeichert wird, bis für jede Zahl der Chiffre eine textuelle Repräsentation vorhanden ist. Um die Nachricht als String zu erhalten, wird eine String-Kopie des message-Arrays erstellt und zurückgegeben.<text:line-break/>Die Chiffre hat mitunter Werte enthalten, die mit dem Alphabet nicht mehr anzuzeigen waren. Um diese anzuzeigen, war es nötig die Werte modulo Alphabetlänge zu berechnen um dann die Textuelle Repräsentation mit formatmessagetoString <text:s/>zu erhalten. Damit war es aber nicht mehr <text:soft-page-break/>möglich, die chiffre wieder in den Klartext zu entschlüsseln, da es relativ schwierig ist einen modulo eindeutig umzukehren. Daher ist die String-Repräsentation der Chiffre lediglich eine Kopie der originalen Chiffre, damit ein Entschlüsseln weiterhin möglich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Constantin Bettels, Niklas Hock 28972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1T18:46:33.58</meta:creation-date>
    <dc:date>2019-11-12T15:47:05.75</dc:date>
    <meta:editing-duration>PT6H33M20S</meta:editing-duration>
    <meta:editing-cycles>16</meta:editing-cycles>
    <meta:generator>OpenOffice/4.1.6$Win32 OpenOffice.org_project/416m1$Build-9790</meta:generator>
    <meta:document-statistic meta:table-count="0" meta:image-count="0" meta:object-count="0" meta:page-count="4" meta:paragraph-count="19" meta:word-count="1197" meta:character-count="8098"/>
  </office:meta>
</office:document-meta>
</file>